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610000041C790753709A436041.png" manifest:media-type="image/png"/>
  <manifest:file-entry manifest:full-path="Pictures/100002010000039A000002ED80E94C1685C115BB.png" manifest:media-type="image/png"/>
  <manifest:file-entry manifest:full-path="Pictures/10000201000007800000041D33AF20DEFFD00F3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244cm, 1.213cm, 0cm, 0cm)" draw:image-opacity="100%" style:mirror="none"/>
    </style:style>
    <style:style style:name="gr3" style:family="graphic" style:parent-style-name="standard">
      <style:graphic-properties svg:stroke-width="0.106cm" svg:stroke-color="#c9211e" draw:marker-start-width="0.358cm" draw:marker-end-width="0.358cm" draw:fill="none" draw:textarea-horizontal-align="justify" draw:textarea-vertical-align="middle" draw:auto-grow-height="false" fo:min-height="0.027cm" fo:min-width="0.412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c9211e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c9211e" draw:marker-start-width="0.358cm" draw:marker-end-width="0.358cm" draw:fill="none" draw:textarea-horizontal-align="justify" draw:textarea-vertical-align="middle" draw:auto-grow-height="false" fo:min-height="0.027cm" fo:min-width="0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715cm" svg:height="7.521cm" svg:x="18.376cm" svg:y="12.477cm">
          <draw:image xlink:href="Pictures/10000201000007800000041D33AF20DEFFD00F3B.png" xlink:type="simple" xlink:show="embed" xlink:actuate="onLoad" loext:mime-type="image/png">
            <text:p/>
          </draw:image>
        </draw:frame>
        <draw:frame draw:style-name="gr1" draw:text-style-name="P1" xml:id="id2" draw:id="id2" draw:layer="layout" svg:width="14.333cm" svg:height="11.683cm" svg:x="3.359cm" svg:y="8.314cm">
          <draw:image xlink:href="Pictures/100002010000039A000002ED80E94C1685C115BB.png" xlink:type="simple" xlink:show="embed" xlink:actuate="onLoad" loext:mime-type="image/png">
            <text:p/>
          </draw:image>
        </draw:frame>
        <draw:frame draw:style-name="gr2" draw:text-style-name="P1" xml:id="id4" draw:id="id4" draw:layer="layout" svg:width="14.477cm" svg:height="11.75cm" svg:x="32.728cm" svg:y="8.248cm">
          <draw:image xlink:href="Pictures/10000201000003610000041C790753709A436041.png" xlink:type="simple" xlink:show="embed" xlink:actuate="onLoad" loext:mime-type="image/png">
            <text:p/>
          </draw:image>
        </draw:frame>
        <draw:custom-shape draw:style-name="gr3" draw:text-style-name="P2" xml:id="id1" draw:id="id1" draw:layer="layout" svg:width="1.016cm" svg:height="0.381cm" svg:x="27.393cm" svg:y="12.759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7.901cm" svg:y1="12.759cm" svg:x2="10.525cm" svg:y2="8.314cm" draw:start-shape="id1" draw:start-glue-point="0" draw:end-shape="id2" svg:d="M27901 12759v-4945h-17376v500" svg:viewBox="0 0 17377 4946">
          <text:p/>
        </draw:connector>
        <draw:custom-shape draw:style-name="gr5" draw:text-style-name="P2" xml:id="id3" draw:id="id3" draw:layer="layout" svg:width="0.381cm" svg:height="0.381cm" svg:x="31.584cm" svg:y="17.966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1.965cm" svg:y1="18.156cm" svg:x2="32.728cm" svg:y2="14.123cm" draw:start-shape="id3" draw:start-glue-point="1" draw:end-shape="id4" draw:end-glue-point="3" svg:d="M31965 18156h408v-4033h355" svg:viewBox="0 0 764 403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059cm" fo:margin-bottom="1.553cm" fo:margin-left="0.088cm" fo:margin-right="0cm" fo:page-width="53.3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5T08:45:52.793666278</meta:creation-date>
    <dc:date>2019-10-25T09:04:12.923397716</dc:date>
    <meta:editing-duration>PT8M8S</meta:editing-duration>
    <meta:editing-cycles>3</meta:editing-cycles>
    <meta:generator>LibreOffice/6.1.5.2$Linux_X86_64 LibreOffice_project/10$Build-2</meta:generator>
    <meta:document-statistic meta:object-count="7"/>
  </office:meta>
</office:document-meta>
</file>